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officeooo:rsid="00136bf3" officeooo:paragraph-rsid="00136bf3" style:font-size-asian="15.75pt" style:font-size-complex="18pt"/>
    </style:style>
    <style:style style:name="P2" style:family="paragraph" style:parent-style-name="Standard">
      <style:paragraph-properties fo:text-align="start" style:justify-single-word="false"/>
      <style:text-properties fo:font-size="13pt" style:text-underline-style="none" officeooo:rsid="00136bf3" officeooo:paragraph-rsid="00136bf3" style:font-size-asian="11.3500003814697pt" style:font-size-complex="13pt"/>
    </style:style>
    <style:style style:name="P3" style:family="paragraph" style:parent-style-name="Standard">
      <style:paragraph-properties fo:text-align="start" style:justify-single-word="false"/>
      <style:text-properties fo:font-size="13pt" style:text-underline-style="none" officeooo:rsid="0013fca5" officeooo:paragraph-rsid="0013fca5" style:font-size-asian="11.3500003814697pt" style:font-size-complex="13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gram 2</text:p>
      <text:p text:style-name="P1">Variable size memory allocation</text:p>
      <text:p text:style-name="P1"/>
      <text:p text:style-name="P2">AIM:</text:p>
      <text:p text:style-name="P2">To implement the variable size memory allocation scheme using a C program.</text:p>
      <text:p text:style-name="P2"/>
      <text:p text:style-name="P2">METHOD:</text:p>
      <text:p text:style-name="P2">In this, all the free memory is treated as a single block of memory. There are no blocks of fixed sizes. Whenever a process needs memory, it is allocated continuously. If that process terminates, that particular memory space will be made available for other processes to occupy. Here also, we can follow three different strategies:</text:p>
      <text:p text:style-name="P2">First fir</text:p>
      <text:p text:style-name="P2">Best fit</text:p>
      <text:p text:style-name="P2">Worst fit</text:p>
      <text:p text:style-name="P2"/>
      <text:p text:style-name="P3">Here, a linked list has been used to allocate memory for the processes.</text:p>
      <text:p text:style-name="P3">Once memory has been allocated to all the processes, some processes have been terminated and new process have been allocated memory to demonstrate the three scenarios.</text:p>
      <text:p text:style-name="P3"/>
      <text:p text:style-name="P3">Whenever a process requests for memory, a node is created, corresponding to the required size and the total available memory is updated. Then, 3 processes are terminated, which leaves holes in between processes.</text:p>
      <text:p text:style-name="P3"/>
      <text:p text:style-name="P3">While allocating memory for new processes, the entire linkede list is traversed. In case of first fit, whichever hole is big enough to accomodate the process is allocated allocated to that process. In best fit, hole for which difference between hole size and process size is <text:s/>minimum, that hole is allocated. For the worst fit, the hole for which difference between hole size and process size is <text:s/>maximum, that hole is allocated. </text:p>
      <text:p text:style-name="P3"/>
      <text:p text:style-name="P3"/>
      <text:p text:style-name="P3">C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5T11:23:58.373460953</meta:creation-date>
    <dc:date>2018-02-15T11:59:25.611991907</dc:date>
    <meta:editing-duration>PT15M7S</meta:editing-duration>
    <meta:editing-cycles>1</meta:editing-cycles>
    <meta:document-statistic meta:table-count="0" meta:image-count="0" meta:object-count="0" meta:page-count="1" meta:paragraph-count="14" meta:word-count="226" meta:character-count="1366" meta:non-whitespace-character-count="1151"/>
    <meta:generator>LibreOffice/5.1.6.2$Linux_X86_64 LibreOffice_project/10m0$Build-2</meta:generator>
  </office:meta>
</office:document-meta>
</file>